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fo:margin-top="0.423cm" fo:margin-bottom="0.423cm" style:contextual-spacing="false" style:page-number="auto" fo:break-before="page"/>
    </style:style>
    <style:style style:name="P2" style:family="paragraph" style:parent-style-name="Paragraphe_20_de_20_liste" style:list-style-name="L1">
      <style:paragraph-properties fo:margin-top="0cm" fo:margin-bottom="0cm" style:contextual-spacing="false"/>
    </style:style>
    <style:style style:name="P3" style:family="paragraph" style:parent-style-name="Heading_20_3">
      <style:paragraph-properties fo:margin-top="0.496cm" fo:margin-bottom="0.496cm" style:contextual-spacing="false"/>
    </style:style>
    <style:style style:name="P4" style:family="paragraph" style:parent-style-name="Paragraphe_20_de_20_liste" style:list-style-name="L2">
      <style:paragraph-properties fo:margin-top="0cm" fo:margin-bottom="0cm" style:contextual-spacing="false"/>
      <style:text-properties style:font-name="Aptos" style:font-name-asian="Aptos" style:font-name-complex="Aptos"/>
    </style:style>
    <style:style style:name="P5" style:family="paragraph" style:parent-style-name="Normal">
      <style:paragraph-properties fo:margin-top="0.423cm" fo:margin-bottom="0.423cm" style:contextual-spacing="false"/>
    </style:style>
    <style:style style:name="P6" style:family="paragraph" style:parent-style-name="Normal">
      <style:paragraph-properties fo:margin-top="0.423cm" fo:margin-bottom="0.423cm" style:contextual-spacing="false"/>
      <style:text-properties style:font-name="Aptos" style:font-name-asian="Aptos" style:font-name-complex="Aptos"/>
    </style:style>
    <style:style style:name="P7" style:family="paragraph" style:parent-style-name="Heading_20_4">
      <style:paragraph-properties fo:margin-top="0.563cm" fo:margin-bottom="0.563cm" style:contextual-spacing="false"/>
    </style:style>
    <style:style style:name="P8" style:family="paragraph" style:parent-style-name="Paragraphe_20_de_20_liste" style:list-style-name="L3">
      <style:paragraph-properties fo:margin-top="0cm" fo:margin-bottom="0cm" style:contextual-spacing="false"/>
    </style:style>
    <style:style style:name="P9" style:family="paragraph" style:parent-style-name="Paragraphe_20_de_20_liste" style:list-style-name="L4">
      <style:paragraph-properties fo:margin-top="0cm" fo:margin-bottom="0cm" style:contextual-spacing="false"/>
    </style:style>
    <style:style style:name="P10" style:family="paragraph" style:parent-style-name="Paragraphe_20_de_20_liste" style:list-style-name="L5">
      <style:paragraph-properties fo:margin-top="0cm" fo:margin-bottom="0cm" style:contextual-spacing="false"/>
    </style:style>
    <style:style style:name="P11" style:family="paragraph" style:parent-style-name="Paragraphe_20_de_20_liste" style:list-style-name="L6">
      <style:paragraph-properties fo:margin-top="0cm" fo:margin-bottom="0cm" style:contextual-spacing="false"/>
    </style:style>
    <style:style style:name="P12" style:family="paragraph" style:parent-style-name="Paragraphe_20_de_20_liste" style:list-style-name="L7">
      <style:paragraph-properties fo:margin-top="0cm" fo:margin-bottom="0cm" style:contextual-spacing="false"/>
    </style:style>
    <style:style style:name="P13" style:family="paragraph" style:parent-style-name="Paragraphe_20_de_20_liste" style:list-style-name="L8">
      <style:paragraph-properties fo:margin-top="0cm" fo:margin-bottom="0cm" style:contextual-spacing="false"/>
    </style:style>
    <style:style style:name="P14" style:family="paragraph" style:parent-style-name="Paragraphe_20_de_20_liste" style:list-style-name="L9">
      <style:paragraph-properties fo:margin-top="0cm" fo:margin-bottom="0cm" style:contextual-spacing="false"/>
    </style:style>
    <style:style style:name="P15" style:family="paragraph" style:parent-style-name="Paragraphe_20_de_20_liste" style:list-style-name="L9">
      <style:paragraph-properties fo:margin-top="0cm" fo:margin-bottom="0cm" style:contextual-spacing="false"/>
      <style:text-properties style:font-name="Aptos" style:font-name-asian="Aptos" style:font-name-complex="Aptos"/>
    </style:style>
    <style:style style:name="P16" style:family="paragraph" style:parent-style-name="Paragraphe_20_de_20_liste" style:list-style-name="L10">
      <style:paragraph-properties fo:margin-top="0cm" fo:margin-bottom="0cm" style:contextual-spacing="false"/>
    </style:style>
    <style:style style:name="P17" style:family="paragraph" style:parent-style-name="Paragraphe_20_de_20_liste" style:list-style-name="L11">
      <style:paragraph-properties fo:margin-top="0cm" fo:margin-bottom="0cm" style:contextual-spacing="false"/>
    </style:style>
    <style:style style:name="P18" style:family="paragraph" style:parent-style-name="Paragraphe_20_de_20_liste" style:list-style-name="L11">
      <style:paragraph-properties fo:margin-top="0cm" fo:margin-bottom="0cm" style:contextual-spacing="false"/>
      <style:text-properties style:font-name="Aptos" style:font-name-asian="Aptos" style:font-name-complex="Aptos"/>
    </style:style>
    <style:style style:name="P19" style:family="paragraph" style:parent-style-name="Heading_20_3">
      <style:paragraph-properties fo:margin-top="0.496cm" fo:margin-bottom="0.496cm" style:contextual-spacing="false"/>
      <style:text-properties officeooo:paragraph-rsid="000d3836"/>
    </style:style>
    <style:style style:name="P20" style:family="paragraph" style:parent-style-name="Text_20_body" style:list-style-name="L12"/>
    <style:style style:name="P21" style:family="paragraph" style:parent-style-name="Text_20_body" style:list-style-name="L12">
      <style:paragraph-properties fo:margin-top="0cm" fo:margin-bottom="0cm" style:contextual-spacing="false"/>
    </style:style>
    <style:style style:name="P22" style:family="paragraph" style:parent-style-name="Heading_20_3">
      <style:paragraph-properties fo:margin-top="0.071cm" fo:margin-bottom="0.499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3"/>
    <style:style style:name="P25" style:family="paragraph" style:parent-style-name="Paragraphe_20_de_20_liste" style:list-style-name="L14">
      <style:paragraph-properties fo:margin-top="0cm" fo:margin-bottom="0cm" style:contextual-spacing="false"/>
    </style:style>
    <style:style style:name="P26" style:family="paragraph" style:parent-style-name="Paragraphe_20_de_20_liste" style:list-style-name="L15">
      <style:paragraph-properties fo:margin-top="0cm" fo:margin-bottom="0cm" style:contextual-spacing="false"/>
    </style:style>
    <style:style style:name="P27" style:family="paragraph" style:parent-style-name="Paragraphe_20_de_20_liste" style:list-style-name="L15">
      <style:paragraph-properties fo:margin-top="0cm" fo:margin-bottom="0cm" style:contextual-spacing="false"/>
      <style:text-properties style:font-name="Aptos" style:font-name-asian="Aptos" style:font-name-complex="Aptos"/>
    </style:style>
    <style:style style:name="P28" style:family="paragraph" style:parent-style-name="Paragraphe_20_de_20_liste" style:list-style-name="L16">
      <style:paragraph-properties fo:margin-top="0cm" fo:margin-bottom="0cm" style:contextual-spacing="false"/>
    </style:style>
    <style:style style:name="P29" style:family="paragraph" style:parent-style-name="Paragraphe_20_de_20_liste" style:list-style-name="L16">
      <style:paragraph-properties fo:margin-top="0cm" fo:margin-bottom="0cm" style:contextual-spacing="false"/>
      <style:text-properties style:font-name="Aptos" style:font-name-asian="Aptos" style:font-name-complex="Aptos"/>
    </style:style>
    <style:style style:name="P30" style:family="paragraph" style:parent-style-name="Paragraphe_20_de_20_liste" style:list-style-name="L17">
      <style:paragraph-properties fo:margin-top="0cm" fo:margin-bottom="0cm" style:contextual-spacing="false"/>
    </style:style>
    <style:style style:name="P31" style:family="paragraph" style:parent-style-name="Paragraphe_20_de_20_liste" style:list-style-name="L17">
      <style:paragraph-properties fo:margin-top="0cm" fo:margin-bottom="0cm" style:contextual-spacing="false"/>
      <style:text-properties style:font-name="Aptos" style:font-name-asian="Aptos" style:font-name-complex="Aptos"/>
    </style:style>
    <style:style style:name="P32" style:family="paragraph" style:parent-style-name="Paragraphe_20_de_20_liste" style:list-style-name="L18">
      <style:paragraph-properties fo:margin-top="0cm" fo:margin-bottom="0cm" style:contextual-spacing="false"/>
    </style:style>
    <style:style style:name="P33" style:family="paragraph" style:parent-style-name="Paragraphe_20_de_20_liste" style:list-style-name="L18">
      <style:paragraph-properties fo:margin-top="0cm" fo:margin-bottom="0cm" style:contextual-spacing="false"/>
      <style:text-properties style:font-name="Aptos" style:font-name-asian="Aptos" style:font-name-complex="Aptos"/>
    </style:style>
    <style:style style:name="P34" style:family="paragraph" style:parent-style-name="Paragraphe_20_de_20_liste" style:list-style-name="L19">
      <style:paragraph-properties fo:margin-top="0cm" fo:margin-bottom="0cm" style:contextual-spacing="false"/>
    </style:style>
    <style:style style:name="P35" style:family="paragraph" style:parent-style-name="Paragraphe_20_de_20_liste" style:list-style-name="L20">
      <style:paragraph-properties fo:margin-top="0cm" fo:margin-bottom="0cm" style:contextual-spacing="false"/>
    </style:style>
    <style:style style:name="P36" style:family="paragraph" style:parent-style-name="Paragraphe_20_de_20_liste" style:list-style-name="L20">
      <style:paragraph-properties fo:margin-top="0cm" fo:margin-bottom="0cm" style:contextual-spacing="false"/>
      <style:text-properties style:font-name="Aptos" style:font-name-asian="Aptos" style:font-name-complex="Aptos"/>
    </style:style>
    <style:style style:name="P37" style:family="paragraph" style:parent-style-name="Paragraphe_20_de_20_liste" style:list-style-name="L20">
      <style:paragraph-properties fo:margin-top="0cm" fo:margin-bottom="0cm" style:contextual-spacing="false"/>
      <style:text-properties style:font-name="Aptos" fo:font-weight="bold" style:font-name-asian="Aptos" style:font-weight-asian="bold" style:font-name-complex="Aptos" style:font-weight-complex="bold"/>
    </style:style>
    <style:style style:name="P38" style:family="paragraph" style:parent-style-name="Paragraphe_20_de_20_liste" style:list-style-name="L21">
      <style:paragraph-properties fo:margin-top="0cm" fo:margin-bottom="0cm" style:contextual-spacing="false"/>
      <style:text-properties style:font-name="Aptos" style:font-name-asian="Aptos" style:font-name-complex="Aptos"/>
    </style:style>
    <style:style style:name="P39" style:family="paragraph" style:parent-style-name="Normal">
      <style:paragraph-properties fo:margin-top="0cm" fo:margin-bottom="0cm" style:contextual-spacing="false"/>
      <style:text-properties style:font-name="Aptos" style:font-name-asian="Aptos" style:font-name-complex="Aptos"/>
    </style:style>
    <style:style style:name="P40" style:family="paragraph" style:parent-style-name="Text_20_body">
      <style:paragraph-properties fo:break-before="page"/>
    </style:style>
    <style:style style:name="P41" style:family="paragraph" style:parent-style-name="Heading_20_4">
      <style:paragraph-properties fo:margin-top="0.071cm" fo:margin-bottom="0.499cm" style:contextual-spacing="false"/>
    </style:style>
    <style:style style:name="P42" style:family="paragraph" style:parent-style-name="Text_20_body" style:list-style-name="L22">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3">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4">
      <style:paragraph-properties fo:margin-top="0cm" fo:margin-bottom="0cm" style:contextual-spacing="false"/>
    </style:style>
    <style:style style:name="P47" style:family="paragraph" style:parent-style-name="Text_20_body" style:list-style-name="L24"/>
    <style:style style:name="P48" style:family="paragraph" style:parent-style-name="Text_20_body" style:list-style-name="L25">
      <style:paragraph-properties fo:margin-top="0cm" fo:margin-bottom="0cm" style:contextual-spacing="false"/>
    </style:style>
    <style:style style:name="P49" style:family="paragraph" style:parent-style-name="Text_20_body" style:list-style-name="L25"/>
    <style:style style:name="P50" style:family="paragraph" style:parent-style-name="Text_20_body" style:list-style-name="L26">
      <style:paragraph-properties fo:margin-top="0cm" fo:margin-bottom="0cm" style:contextual-spacing="false"/>
    </style:style>
    <style:style style:name="P51" style:family="paragraph" style:parent-style-name="Text_20_body" style:list-style-name="L26"/>
    <style:style style:name="P52" style:family="paragraph" style:parent-style-name="Text_20_body" style:list-style-name="L27">
      <style:paragraph-properties fo:margin-top="0cm" fo:margin-bottom="0cm" style:contextual-spacing="false"/>
    </style:style>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8">
      <style:paragraph-properties fo:margin-top="0cm" fo:margin-bottom="0cm" style:contextual-spacing="false"/>
    </style:style>
    <style:style style:name="P56" style:family="paragraph" style:parent-style-name="Text_20_body" style:list-style-name="L29">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30"/>
    <style:style style:name="T1" style:family="text">
      <style:text-properties style:font-name="Aptos" style:font-name-asian="Aptos" style:font-name-complex="Aptos"/>
    </style:style>
    <style:style style:name="T2" style:family="text">
      <style:text-properties style:font-name="Aptos" fo:font-weight="bold" style:font-name-asian="Aptos" style:font-weight-asian="bold" style:font-name-complex="Aptos" style:font-weight-complex="bold"/>
    </style:style>
    <style:style style:name="T3" style:family="text">
      <style:text-properties style:font-name="Aptos" fo:font-size="14pt" fo:font-weight="bold" style:font-name-asian="Aptos" style:font-size-asian="14pt" style:font-weight-asian="bold" style:font-name-complex="Aptos" style:font-size-complex="14pt" style:font-weight-complex="bold"/>
    </style:style>
    <style:style style:name="T4" style:family="text">
      <style:text-properties style:font-name="Aptos" fo:font-size="14pt" fo:font-weight="bold" officeooo:rsid="000d3836" style:font-name-asian="Aptos" style:font-size-asian="14pt" style:font-weight-asian="bold" style:font-name-complex="Aptos" style:font-size-complex="14pt" style:font-weight-complex="bol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Police_20_par_20_défaut"><text:span text:style-name="T1">Un projet CRUD pour un étudiant de niveau Bac+2 pourrait être la création d'une plateforme de gestion de bibliothèque universitaire. Ce projet couvrirait les opérations de base suivantes :</text:span></text:span></text:p>
      <text:list text:style-name="L1">
        <text:list-item>
          <text:p text:style-name="P2"><text:span text:style-name="Police_20_par_20_défaut"><text:span text:style-name="T2">Création (Create)</text:span></text:span><text:span text:style-name="Police_20_par_20_défaut"><text:span text:style-name="T1"> : Les utilisateurs peuvent ajouter de nouveaux livres à la base de données avec des informations comme le titre, l'auteur, la date de publication, et le nombre d'exemplaires.</text:span></text:span></text:p>
        </text:list-item>
        <text:list-item>
          <text:p text:style-name="P2"><text:span text:style-name="Police_20_par_20_défaut"><text:span text:style-name="T2">Lecture (Read)</text:span></text:span><text:span text:style-name="Police_20_par_20_défaut"><text:span text:style-name="T1"> : Les utilisateurs peuvent consulter les livres disponibles avec un moteur de recherche ou une liste filtrée (par auteur, genre, année, etc.).</text:span></text:span></text:p>
        </text:list-item>
        <text:list-item>
          <text:p text:style-name="P2"><text:span text:style-name="Police_20_par_20_défaut"><text:span text:style-name="T2">Mise à jour (Update)</text:span></text:span><text:span text:style-name="Police_20_par_20_défaut"><text:span text:style-name="T1"> : Les informations des livres existants peuvent être modifiées, par exemple en mettant à jour le nombre d'exemplaires disponibles.</text:span></text:span></text:p>
        </text:list-item>
        <text:list-item>
          <text:p text:style-name="P2"><text:span text:style-name="Police_20_par_20_défaut"><text:span text:style-name="T2">Suppression (Delete)</text:span></text:span><text:span text:style-name="Police_20_par_20_défaut"><text:span text:style-name="T1"> : Les livres peuvent être supprimés de la base de données lorsqu'ils ne sont plus disponibles.</text:span></text:span></text:p>
        </text:list-item>
      </text:list>
      <text:h text:style-name="P3" text:outline-level="3"><text:span text:style-name="Police_20_par_20_défaut"><text:span text:style-name="T3">Fonctionnalités supplémentaires</text:span></text:span></text:h>
      <text:list text:style-name="L2">
        <text:list-item>
          <text:p text:style-name="P4">Gestion des utilisateurs (étudiants, bibliothécaires) avec différents niveaux d'accès.</text:p>
        </text:list-item>
        <text:list-item>
          <text:p text:style-name="P4">Système d'authentification pour réserver un livre ou consulter l'historique des emprunts.</text:p>
        </text:list-item>
        <text:list-item>
          <text:p text:style-name="P4">Interface simple en HTML/CSS, avec un backend en PHP, Python (Django/Flask), ou Node.js, et une base de données SQL (MySQL/PostgreSQL).</text:p>
        </text:list-item>
      </text:list>
      <text:p text:style-name="P5"><text:span text:style-name="Police_20_par_20_défaut"><text:span text:style-name="T1">Ce projet couvre les compétences en développement web, bases de données, et interactions utilisateur, parfait pour un étudiant Bac+2.</text:span></text:span></text:p>
      <text:p text:style-name="P6"/>
      <text:p text:style-name="P6"/>
      <text:p text:style-name="P6"/>
      <text:p text:style-name="P6"/>
      <text:p text:style-name="P6"/>
      <text:p text:style-name="P6"><text:soft-page-break/></text:p>
      <text:p text:style-name="P6"/>
      <text:p text:style-name="P5"><text:span text:style-name="Police_20_par_20_défaut"><text:span text:style-name="T1">Voici une description plus détaillée du projet de plateforme de gestion de bibliothèque universitaire qui pourrait servir de bon exercice CRUD pour un étudiant Bac+2.</text:span></text:span></text:p>
      <text:h text:style-name="P3" text:outline-level="3"><text:span text:style-name="Police_20_par_20_défaut"><text:span text:style-name="T3">1. Objectifs du projet</text:span></text:span></text:h>
      <text:p text:style-name="P5"><text:span text:style-name="Police_20_par_20_défaut"><text:span text:style-name="T1">Créer un site web qui permet de gérer les livres d'une bibliothèque universitaire et les emprunts effectués par les étudiants. Le projet doit inclure des opérations CRUD pour les livres et les utilisateurs, ainsi qu'un système d'authentification pour gérer les rôles des utilisateurs (étudiants, bibliothécaires).</text:span></text:span></text:p>
      <text:h text:style-name="P3" text:outline-level="3"><text:span text:style-name="Police_20_par_20_défaut"><text:span text:style-name="T3">2. Fonctionnalités principales (CRUD)</text:span></text:span></text:h>
      <text:h text:style-name="P7" text:outline-level="4"><text:span text:style-name="Police_20_par_20_défaut"><text:span text:style-name="T2">Gestion des livres</text:span></text:span></text:h>
      <text:list text:style-name="L3">
        <text:list-item>
          <text:p text:style-name="P8"><text:span text:style-name="Police_20_par_20_défaut"><text:span text:style-name="T2">Créer un livre (Create)</text:span></text:span><text:span text:style-name="Police_20_par_20_défaut"><text:span text:style-name="T1"> : Le bibliothécaire peut ajouter un nouveau livre avec des champs comme le titre, l'auteur, l'ISBN, la date de publication, la catégorie, et le nombre d'exemplaires disponibles.</text:span></text:span></text:p>
        </text:list-item>
        <text:list-item>
          <text:p text:style-name="P8"><text:span text:style-name="Police_20_par_20_défaut"><text:span text:style-name="T2">Lire/Consulter les livres (Read)</text:span></text:span><text:span text:style-name="Police_20_par_20_défaut"><text:span text:style-name="T1"> : Tout utilisateur (étudiant ou bibliothécaire) peut afficher la liste des livres disponibles. Cette liste peut être filtrée ou triée par titre, auteur, année de publication, ou catégorie.</text:span></text:span></text:p>
        </text:list-item>
        <text:list-item>
          <text:p text:style-name="P8"><text:span text:style-name="Police_20_par_20_défaut"><text:span text:style-name="T2">Mettre à jour un livre (Update)</text:span></text:span><text:span text:style-name="Police_20_par_20_défaut"><text:span text:style-name="T1"> : Le bibliothécaire peut modifier les informations d’un livre (par exemple, si un nouveau stock est reçu ou si des informations changent).</text:span></text:span></text:p>
        </text:list-item>
        <text:list-item>
          <text:p text:style-name="P8"><text:span text:style-name="Police_20_par_20_défaut"><text:span text:style-name="T2">Supprimer un livre (Delete)</text:span></text:span><text:span text:style-name="Police_20_par_20_défaut"><text:span text:style-name="T1"> : Le bibliothécaire peut supprimer un livre lorsqu'il n'est plus disponible.</text:span></text:span></text:p>
        </text:list-item>
      </text:list>
      <text:h text:style-name="P7" text:outline-level="4"><text:span text:style-name="Police_20_par_20_défaut"><text:span text:style-name="T2">Gestion des emprunts</text:span></text:span></text:h>
      <text:list text:style-name="L4">
        <text:list-item>
          <text:p text:style-name="P9"><text:span text:style-name="Police_20_par_20_défaut"><text:span text:style-name="T2">Créer un emprunt (Create)</text:span></text:span><text:span text:style-name="Police_20_par_20_défaut"><text:span text:style-name="T1"> : Un étudiant peut réserver un livre en ligne, et cette réservation est enregistrée dans la base de données avec la date d'emprunt.</text:span></text:span></text:p>
        </text:list-item>
        <text:list-item>
          <text:p text:style-name="P9"><text:soft-page-break/><text:span text:style-name="Police_20_par_20_défaut"><text:span text:style-name="T2">Lire/Consulter les emprunts (Read)</text:span></text:span><text:span text:style-name="Police_20_par_20_défaut"><text:span text:style-name="T1"> : Les étudiants peuvent consulter leurs emprunts actuels et historiques. Les bibliothécaires peuvent consulter la liste complète des emprunts pour suivre l'inventaire.</text:span></text:span></text:p>
        </text:list-item>
        <text:list-item>
          <text:p text:style-name="P9"><text:span text:style-name="Police_20_par_20_défaut"><text:span text:style-name="T2">Mettre à jour un emprunt (Update)</text:span></text:span><text:span text:style-name="Police_20_par_20_défaut"><text:span text:style-name="T1"> : Les bibliothécaires peuvent marquer un livre comme "retourné" lorsque l'étudiant le rapporte, ou prolonger la durée de l'emprunt.</text:span></text:span></text:p>
        </text:list-item>
        <text:list-item>
          <text:p text:style-name="P9"><text:span text:style-name="Police_20_par_20_défaut"><text:span text:style-name="T2">Supprimer un emprunt (Delete)</text:span></text:span><text:span text:style-name="Police_20_par_20_défaut"><text:span text:style-name="T1"> : Lorsque l’emprunt est terminé (livre retourné), il peut être supprimé de la liste des emprunts actifs.</text:span></text:span></text:p>
        </text:list-item>
      </text:list>
      <text:h text:style-name="P7" text:outline-level="4"><text:span text:style-name="Police_20_par_20_défaut"><text:span text:style-name="T2">Gestion des utilisateurs</text:span></text:span></text:h>
      <text:list text:style-name="L5">
        <text:list-item>
          <text:p text:style-name="P10"><text:span text:style-name="Police_20_par_20_défaut"><text:span text:style-name="T2">Créer un utilisateur (Create)</text:span></text:span><text:span text:style-name="Police_20_par_20_défaut"><text:span text:style-name="T1"> : Les bibliothécaires peuvent ajouter de nouveaux étudiants ou collègues bibliothécaires au système.</text:span></text:span></text:p>
        </text:list-item>
        <text:list-item>
          <text:p text:style-name="P10"><text:span text:style-name="Police_20_par_20_défaut"><text:span text:style-name="T2">Lire/Consulter les utilisateurs (Read)</text:span></text:span><text:span text:style-name="Police_20_par_20_défaut"><text:span text:style-name="T1"> : Les bibliothécaires peuvent afficher la liste des utilisateurs inscrits, avec leurs informations (nom, email, numéro étudiant, etc.).</text:span></text:span></text:p>
        </text:list-item>
        <text:list-item>
          <text:p text:style-name="P10"><text:span text:style-name="Police_20_par_20_défaut"><text:span text:style-name="T2">Mettre à jour un utilisateur (Update)</text:span></text:span><text:span text:style-name="Police_20_par_20_défaut"><text:span text:style-name="T1"> : Les informations des utilisateurs peuvent être modifiées en cas de besoin (par exemple, si l'email change).</text:span></text:span></text:p>
        </text:list-item>
        <text:list-item>
          <text:p text:style-name="P10"><text:span text:style-name="Police_20_par_20_défaut"><text:span text:style-name="T2">Supprimer un utilisateur (Delete)</text:span></text:span><text:span text:style-name="Police_20_par_20_défaut"><text:span text:style-name="T1"> : Les comptes des étudiants qui ne sont plus inscrits peuvent être supprimés du système.</text:span></text:span></text:p>
        </text:list-item>
      </text:list>
      <text:h text:style-name="P3" text:outline-level="3"><text:span text:style-name="Police_20_par_20_défaut"><text:span text:style-name="T3">3. Système d'authentification et de rôles</text:span></text:span></text:h>
      <text:list text:style-name="L6">
        <text:list-item>
          <text:p text:style-name="P11"><text:span text:style-name="Police_20_par_20_défaut"><text:span text:style-name="T2">Authentification (Login/Logout)</text:span></text:span><text:span text:style-name="Police_20_par_20_défaut"><text:span text:style-name="T1"> : Les étudiants et bibliothécaires doivent se connecter pour accéder à la plateforme. Chaque utilisateur a des identifiants (email/mot de passe).</text:span></text:span></text:p>
        </text:list-item>
        <text:list-item>
          <text:p text:style-name="P11"><text:span text:style-name="Police_20_par_20_défaut"><text:span text:style-name="T2">Rôles</text:span></text:span><text:span text:style-name="Police_20_par_20_défaut"><text:span text:style-name="T1"> :</text:span></text:span></text:p>
          <text:list>
            <text:list-item>
              <text:p text:style-name="P11"><text:span text:style-name="Police_20_par_20_défaut"><text:span text:style-name="T1">Les </text:span></text:span><text:span text:style-name="Police_20_par_20_défaut"><text:span text:style-name="T2">bibliothécaires</text:span></text:span><text:span text:style-name="Police_20_par_20_défaut"><text:span text:style-name="T1"> ont des droits d’administration : ajouter, modifier ou supprimer des livres et des utilisateurs, consulter les emprunts.</text:span></text:span></text:p>
            </text:list-item>
            <text:list-item>
              <text:p text:style-name="P11"><text:span text:style-name="Police_20_par_20_défaut"><text:span text:style-name="T1">Les </text:span></text:span><text:span text:style-name="Police_20_par_20_défaut"><text:span text:style-name="T2">étudiants</text:span></text:span><text:span text:style-name="Police_20_par_20_défaut"><text:span text:style-name="T1"> ont des droits limités : ils peuvent uniquement consulter les livres, effectuer des emprunts, et consulter leur propre historique d’emprunt.</text:span></text:span></text:p>
            </text:list-item>
          </text:list>
        </text:list-item>
      </text:list>
      <text:h text:style-name="P3" text:outline-level="3"><text:soft-page-break/><text:span text:style-name="Police_20_par_20_défaut"><text:span text:style-name="T3">4. Architecture technique</text:span></text:span></text:h>
      <text:h text:style-name="P7" text:outline-level="4"><text:span text:style-name="Police_20_par_20_défaut"><text:span text:style-name="T2">Frontend</text:span></text:span></text:h>
      <text:list text:style-name="L7">
        <text:list-item>
          <text:p text:style-name="P12"><text:span text:style-name="Police_20_par_20_défaut"><text:span text:style-name="T2">HTML/CSS</text:span></text:span><text:span text:style-name="Police_20_par_20_défaut"><text:span text:style-name="T1"> : pour la structure et le style des pages (bootstrap pour rendre l’interface plus attrayante).</text:span></text:span></text:p>
        </text:list-item>
        <text:list-item>
          <text:p text:style-name="P12"><text:span text:style-name="Police_20_par_20_défaut"><text:span text:style-name="T2">JavaScript</text:span></text:span><text:span text:style-name="Police_20_par_20_défaut"><text:span text:style-name="T1"> : pour améliorer l’interactivité (par exemple, validation des formulaires, recherche dynamique).</text:span></text:span></text:p>
        </text:list-item>
      </text:list>
      <text:h text:style-name="P7" text:outline-level="4"><text:span text:style-name="Police_20_par_20_défaut"><text:span text:style-name="T2">Backend</text:span></text:span></text:h>
      <text:list text:style-name="L8">
        <text:list-item>
          <text:p text:style-name="P13"><text:span text:style-name="Police_20_par_20_défaut"><text:span text:style-name="T2">Langage</text:span></text:span><text:span text:style-name="Police_20_par_20_défaut"><text:span text:style-name="T1"> : PHP (avec Laravel), Python (avec Flask ou Django), ou Node.js (avec Express).</text:span></text:span></text:p>
        </text:list-item>
        <text:list-item>
          <text:p text:style-name="P13"><text:span text:style-name="Police_20_par_20_défaut"><text:span text:style-name="T2">Endpoints RESTful</text:span></text:span><text:span text:style-name="Police_20_par_20_défaut"><text:span text:style-name="T1"> : Chaque opération CRUD a un endpoint spécifique pour les livres, les utilisateurs et les emprunts.</text:span></text:span></text:p>
        </text:list-item>
      </text:list>
      <text:h text:style-name="P7" text:outline-level="4"><text:span text:style-name="Police_20_par_20_défaut"><text:span text:style-name="T2">Base de données</text:span></text:span></text:h>
      <text:list text:style-name="L9">
        <text:list-item>
          <text:p text:style-name="P14"><text:span text:style-name="Police_20_par_20_défaut"><text:span text:style-name="T2">SQL</text:span></text:span><text:span text:style-name="Police_20_par_20_défaut"><text:span text:style-name="T1"> : Utiliser MySQL, PostgreSQL ou SQLite.</text:span></text:span></text:p>
          <text:list>
            <text:list-item>
              <text:p text:style-name="P15">Table "livres" : pour stocker les informations des livres.</text:p>
            </text:list-item>
            <text:list-item>
              <text:p text:style-name="P15">Table "utilisateurs" : pour stocker les informations des étudiants et bibliothécaires.</text:p>
            </text:list-item>
            <text:list-item>
              <text:p text:style-name="P15">Table "emprunts" : pour enregistrer les emprunts de livres (lié aux tables "livres" et "utilisateurs").</text:p>
            </text:list-item>
          </text:list>
        </text:list-item>
      </text:list>
      <text:h text:style-name="P3" text:outline-level="3"><text:span text:style-name="Police_20_par_20_défaut"><text:span text:style-name="T3">5. Fonctions supplémentaires (Bonus)</text:span></text:span></text:h>
      <text:list text:style-name="L10">
        <text:list-item>
          <text:p text:style-name="P16"><text:span text:style-name="Police_20_par_20_défaut"><text:span text:style-name="T2">Notifications par email</text:span></text:span><text:span text:style-name="Police_20_par_20_défaut"><text:span text:style-name="T1"> : Envoyer des notifications lorsqu'un livre est prêt à être emprunté ou lorsqu’un emprunt est sur le point d’expirer.</text:span></text:span></text:p>
        </text:list-item>
        <text:list-item>
          <text:p text:style-name="P16"><text:span text:style-name="Police_20_par_20_défaut"><text:span text:style-name="T2">Recherche avancée</text:span></text:span><text:span text:style-name="Police_20_par_20_défaut"><text:span text:style-name="T1"> : Utiliser des filtres pour permettre une recherche plus précise des livres (par genre, disponibilité, etc.).</text:span></text:span></text:p>
        </text:list-item>
        <text:list-item>
          <text:p text:style-name="P16"><text:span text:style-name="Police_20_par_20_défaut"><text:span text:style-name="T2">Statistiques</text:span></text:span><text:span text:style-name="Police_20_par_20_défaut"><text:span text:style-name="T1"> : Générer des statistiques sur les emprunts (livres les plus empruntés, étudiants les plus actifs).</text:span></text:span></text:p>
        </text:list-item>
      </text:list>
      <text:h text:style-name="P3" text:outline-level="3"><text:span text:style-name="Police_20_par_20_défaut"><text:span text:style-name="T3">6. Planification et étapes du développement</text:span></text:span></text:h>
      <text:list text:style-name="L11">
        <text:list-item>
          <text:p text:style-name="P17"><text:span text:style-name="Police_20_par_20_défaut"><text:span text:style-name="T2">Phase 1 : Conception de la base de données</text:span></text:span><text:span text:style-name="Police_20_par_20_défaut"><text:span text:style-name="T1">.</text:span></text:span></text:p>
          <text:list>
            <text:list-item>
              <text:p text:style-name="P18">Créer les tables pour les livres, les utilisateurs, et les emprunts.</text:p>
            </text:list-item>
          </text:list>
        </text:list-item>
        <text:list-item>
          <text:p text:style-name="P17"><text:span text:style-name="Police_20_par_20_défaut"><text:span text:style-name="T2">Phase 2 : Création du backend (API)</text:span></text:span><text:span text:style-name="Police_20_par_20_défaut"><text:span text:style-name="T1">.</text:span></text:span></text:p>
          <text:list>
            <text:list-item>
              <text:p text:style-name="P18"><text:soft-page-break/>Implémenter les endpoints pour les opérations CRUD.</text:p>
            </text:list-item>
          </text:list>
        </text:list-item>
        <text:list-item>
          <text:p text:style-name="P17"><text:span text:style-name="Police_20_par_20_défaut"><text:span text:style-name="T2">Phase 3 : Développement du frontend</text:span></text:span><text:span text:style-name="Police_20_par_20_défaut"><text:span text:style-name="T1">.</text:span></text:span></text:p>
          <text:list>
            <text:list-item>
              <text:p text:style-name="P18">Créer les pages de connexion, d'ajout et d’affichage des livres, et de gestion des emprunts.</text:p>
            </text:list-item>
          </text:list>
        </text:list-item>
        <text:list-item>
          <text:p text:style-name="P17"><text:span text:style-name="Police_20_par_20_défaut"><text:span text:style-name="T2">Phase 4 : Tests et validation</text:span></text:span><text:span text:style-name="Police_20_par_20_défaut"><text:span text:style-name="T1">.</text:span></text:span></text:p>
          <text:list>
            <text:list-item>
              <text:p text:style-name="P18">Tester chaque fonctionnalité, corriger les bugs et améliorer l’interface utilisateur.</text:p>
            </text:list-item>
          </text:list>
        </text:list-item>
      </text:list>
      <text:p text:style-name="P6"/>
      <text:p text:style-name="P6"/>
      <text:p text:style-name="P6"/>
      <text:p text:style-name="P6"/>
      <text:p text:style-name="P6"/>
      <text:p text:style-name="P5"><text:span text:style-name="Police_20_par_20_défaut"><text:span text:style-name="T1">Ce projet couvre bien les aspects d’un système CRUD tout en restant à un niveau de complexité gérable pour un étudiant Bac+2.</text:span></text:span></text:p>
      <text:p text:style-name="P5"><text:span text:style-name="Police_20_par_20_défaut"><text:span text:style-name="T1">Voici une idée de maquette que tu pourrais réaliser sur Figma pour ce projet de gestion de bibliothèque universitaire. Je vais te détailler les écrans essentiels et les éléments clés de chaque page.</text:span></text:span></text:p>
      <text:h text:style-name="P19" text:outline-level="3"><text:span text:style-name="Police_20_par_20_défaut"><text:span text:style-name="T3">1. Écran de Connexion (Login)</text:span></text:span></text:h>
      <text:list text:style-name="L12">
        <text:list-item>
          <text:p text:style-name="P20"><text:span text:style-name="Strong_20_Emphasis">En-tête et Navigation</text:span> :</text:p>
          <text:list>
            <text:list-item>
              <text:p text:style-name="P21">L'en-tête contient un menu de navigation avec les liens vers les différentes pages : Accueil, Livres, Emprunts, Profil et Connexion.</text:p>
            </text:list-item>
            <text:list-item>
              <text:p text:style-name="P21">Le logo "Bibliothèque Universitaire" est bien visible et les liens sont simples et épurés.</text:p>
            </text:list-item>
          </text:list>
        </text:list-item>
        <text:list-item>
          <text:p text:style-name="P20"><text:span text:style-name="Strong_20_Emphasis">Section Hero</text:span> :</text:p>
          <text:list>
            <text:list-item>
              <text:p text:style-name="P21">Cette section accueille l'utilisateur avec un message de bienvenue et un bouton "Découvrir les Livres" qui redirige vers la page des livres.</text:p>
            </text:list-item>
          </text:list>
        </text:list-item>
        <text:list-item>
          <text:p text:style-name="P20"><text:span text:style-name="Strong_20_Emphasis">Section des Fonctionnalités</text:span> :</text:p>
          <text:list>
            <text:list-item>
              <text:p text:style-name="P21"><text:soft-page-break/>Présente les principaux services offerts : accès aux livres, gestion des emprunts, et support utilisateur, sous forme de cartes.</text:p>
            </text:list-item>
          </text:list>
        </text:list-item>
        <text:list-item>
          <text:p text:style-name="P20"><text:span text:style-name="Strong_20_Emphasis">Pied de Page</text:span> :</text:p>
          <text:list>
            <text:list-item>
              <text:p text:style-name="P20">Un simple pied de page avec les droits d'auteur de l'université.</text:p>
            </text:list-item>
          </text:list>
        </text:list-item>
      </text:list>
      <text:h text:style-name="P22" text:outline-level="3" text:is-list-header="true">Aperçu :</text:h>
      <text:list text:style-name="L13">
        <text:list-item>
          <text:p text:style-name="P23">Le design est responsive et moderne, avec des couleurs contrastées pour une meilleure lisibilité.</text:p>
        </text:list-item>
        <text:list-item>
          <text:p text:style-name="P23">Les boutons ont un style arrondi et minimaliste pour faciliter la navigation.</text:p>
        </text:list-item>
        <text:list-item>
          <text:p text:style-name="P24">Le CSS crée un style cohérent et harmonieux pour l'ensemble de la page.</text:p>
        </text:list-item>
      </text:list>
      <text:p text:style-name="P5"><text:span text:style-name="Police_20_par_20_défaut"><text:span text:style-name="T1"/></text:span></text:p>
      <text:h text:style-name="P3" text:outline-level="3"><text:span text:style-name="Police_20_par_20_défaut"><text:span text:style-name="T4">2</text:span></text:span><text:span text:style-name="Police_20_par_20_défaut"><text:span text:style-name="T3">. Écran de Connexion (Login)</text:span></text:span></text:h>
      <text:list text:style-name="L14">
        <text:list-item>
          <text:p text:style-name="P25"><text:span text:style-name="Police_20_par_20_défaut"><text:span text:style-name="T2">Champ Email</text:span></text:span><text:span text:style-name="Police_20_par_20_défaut"><text:span text:style-name="T1"> : Un champ pour entrer l'email de l'utilisateur.</text:span></text:span></text:p>
        </text:list-item>
        <text:list-item>
          <text:p text:style-name="P25"><text:span text:style-name="Police_20_par_20_défaut"><text:span text:style-name="T2">Champ Mot de passe</text:span></text:span><text:span text:style-name="Police_20_par_20_défaut"><text:span text:style-name="T1"> : Un champ pour entrer le mot de passe.</text:span></text:span></text:p>
        </text:list-item>
        <text:list-item>
          <text:p text:style-name="P25"><text:span text:style-name="Police_20_par_20_défaut"><text:span text:style-name="T2">Bouton "Se connecter"</text:span></text:span><text:span text:style-name="Police_20_par_20_défaut"><text:span text:style-name="T1"> : Bouton pour soumettre le formulaire de connexion.</text:span></text:span></text:p>
        </text:list-item>
        <text:list-item>
          <text:p text:style-name="P25"><text:span text:style-name="Police_20_par_20_défaut"><text:span text:style-name="T2">Lien "Mot de passe oublié"</text:span></text:span><text:span text:style-name="Police_20_par_20_défaut"><text:span text:style-name="T1"> : Pour récupérer un mot de passe oublié.</text:span></text:span></text:p>
        </text:list-item>
        <text:list-item>
          <text:p text:style-name="P25"><text:span text:style-name="Police_20_par_20_défaut"><text:span text:style-name="T2">Option "S'inscrire"</text:span></text:span><text:span text:style-name="Police_20_par_20_défaut"><text:span text:style-name="T1"> : Un lien qui redirige vers une page de création de compte (facultatif).</text:span></text:span></text:p>
        </text:list-item>
      </text:list>
      <text:h text:style-name="P3" text:outline-level="3"><text:span text:style-name="Police_20_par_20_défaut"><text:span text:style-name="T4">3</text:span></text:span><text:span text:style-name="Police_20_par_20_défaut"><text:span text:style-name="T3">. Tableau de Bord (Dashboard)</text:span></text:span></text:h>
      <text:list text:style-name="L15">
        <text:list-item>
          <text:p text:style-name="P26"><text:span text:style-name="Police_20_par_20_défaut"><text:span text:style-name="T2">Menu latéral (sidebar)</text:span></text:span><text:span text:style-name="Police_20_par_20_défaut"><text:span text:style-name="T1"> :</text:span></text:span></text:p>
          <text:list>
            <text:list-item>
              <text:p text:style-name="P27">"Livres"</text:p>
            </text:list-item>
            <text:list-item>
              <text:p text:style-name="P27">"Emprunts"</text:p>
            </text:list-item>
            <text:list-item>
              <text:p text:style-name="P27">"Utilisateurs" (visible seulement pour les bibliothécaires)</text:p>
            </text:list-item>
            <text:list-item>
              <text:p text:style-name="P27">"Profil"</text:p>
            </text:list-item>
            <text:list-item>
              <text:p text:style-name="P27">"Déconnexion"</text:p>
            </text:list-item>
          </text:list>
        </text:list-item>
        <text:list-item>
          <text:p text:style-name="P26"><text:span text:style-name="Police_20_par_20_défaut"><text:span text:style-name="T2">Statistiques rapides</text:span></text:span><text:span text:style-name="Police_20_par_20_défaut"><text:span text:style-name="T1"> : Des widgets montrant le nombre total de livres, d'emprunts actifs, etc.</text:span></text:span></text:p>
        </text:list-item>
        <text:list-item>
          <text:p text:style-name="P26"><text:span text:style-name="Police_20_par_20_défaut"><text:span text:style-name="T2">Liste des actions rapides</text:span></text:span><text:span text:style-name="Police_20_par_20_défaut"><text:span text:style-name="T1"> : Liens vers l'ajout de nouveaux livres ou d'utilisateurs.</text:span></text:span></text:p>
        </text:list-item>
      </text:list>
      <text:h text:style-name="P3" text:outline-level="3"><text:soft-page-break/><text:span text:style-name="Police_20_par_20_défaut"><text:span text:style-name="T4">4</text:span></text:span><text:span text:style-name="Police_20_par_20_défaut"><text:span text:style-name="T3">. Page de Gestion des Livres</text:span></text:span></text:h>
      <text:list text:style-name="L16">
        <text:list-item>
          <text:p text:style-name="P28"><text:span text:style-name="Police_20_par_20_défaut"><text:span text:style-name="T2">Barre de recherche</text:span></text:span><text:span text:style-name="Police_20_par_20_défaut"><text:span text:style-name="T1"> : Permet de rechercher des livres par titre, auteur, ou catégorie.</text:span></text:span></text:p>
        </text:list-item>
        <text:list-item>
          <text:p text:style-name="P28"><text:span text:style-name="Police_20_par_20_défaut"><text:span text:style-name="T2">Filtres</text:span></text:span><text:span text:style-name="Police_20_par_20_défaut"><text:span text:style-name="T1"> : Filtrer par disponibilité, genre, année de publication.</text:span></text:span></text:p>
        </text:list-item>
        <text:list-item>
          <text:p text:style-name="P28"><text:span text:style-name="Police_20_par_20_défaut"><text:span text:style-name="T2">Table de livres</text:span></text:span><text:span text:style-name="Police_20_par_20_défaut"><text:span text:style-name="T1"> :</text:span></text:span></text:p>
          <text:list>
            <text:list-item>
              <text:p text:style-name="P29">Colonnes : Titre, Auteur, ISBN, Exemplaires disponibles, Actions (modifier, supprimer).</text:p>
            </text:list-item>
          </text:list>
        </text:list-item>
        <text:list-item>
          <text:p text:style-name="P28"><text:span text:style-name="Police_20_par_20_défaut"><text:span text:style-name="T2">Bouton "Ajouter un livre"</text:span></text:span><text:span text:style-name="Police_20_par_20_défaut"><text:span text:style-name="T1"> : En haut à droite pour ajouter un nouveau livre.</text:span></text:span></text:p>
        </text:list-item>
      </text:list>
      <text:h text:style-name="P3" text:outline-level="3"><text:span text:style-name="Police_20_par_20_défaut"><text:span text:style-name="T4">5</text:span></text:span><text:span text:style-name="Police_20_par_20_défaut"><text:span text:style-name="T3">. Formulaire d'Ajout/Mise à jour de Livre</text:span></text:span></text:h>
      <text:list text:style-name="L17">
        <text:list-item>
          <text:p text:style-name="P30"><text:span text:style-name="Police_20_par_20_défaut"><text:span text:style-name="T2">Champs à remplir</text:span></text:span><text:span text:style-name="Police_20_par_20_défaut"><text:span text:style-name="T1"> :</text:span></text:span></text:p>
          <text:list>
            <text:list-item>
              <text:p text:style-name="P31">Titre</text:p>
            </text:list-item>
            <text:list-item>
              <text:p text:style-name="P31">Auteur</text:p>
            </text:list-item>
            <text:list-item>
              <text:p text:style-name="P31">ISBN</text:p>
            </text:list-item>
            <text:list-item>
              <text:p text:style-name="P31">Date de publication</text:p>
            </text:list-item>
            <text:list-item>
              <text:p text:style-name="P31">Genre (menu déroulant)</text:p>
            </text:list-item>
            <text:list-item>
              <text:p text:style-name="P31">Nombre d'exemplaires disponibles</text:p>
            </text:list-item>
          </text:list>
        </text:list-item>
        <text:list-item>
          <text:p text:style-name="P30"><text:span text:style-name="Police_20_par_20_défaut"><text:span text:style-name="T2">Bouton "Enregistrer"</text:span></text:span><text:span text:style-name="Police_20_par_20_défaut"><text:span text:style-name="T1"> : Pour enregistrer ou mettre à jour le livre.</text:span></text:span></text:p>
        </text:list-item>
      </text:list>
      <text:h text:style-name="P3" text:outline-level="3"><text:span text:style-name="Police_20_par_20_défaut"><text:span text:style-name="T4">6</text:span></text:span><text:span text:style-name="Police_20_par_20_défaut"><text:span text:style-name="T3">. Page de Gestion des Emprunts</text:span></text:span></text:h>
      <text:list text:style-name="L18">
        <text:list-item>
          <text:p text:style-name="P32"><text:span text:style-name="Police_20_par_20_défaut"><text:span text:style-name="T2">Table des emprunts</text:span></text:span><text:span text:style-name="Police_20_par_20_défaut"><text:span text:style-name="T1"> :</text:span></text:span></text:p>
          <text:list>
            <text:list-item>
              <text:p text:style-name="P33">Colonnes : Nom de l’étudiant, Titre du livre, Date d'emprunt, Date de retour prévue, Statut (en cours/terminé), Actions (modifier, terminer).</text:p>
            </text:list-item>
          </text:list>
        </text:list-item>
        <text:list-item>
          <text:p text:style-name="P32"><text:span text:style-name="Police_20_par_20_défaut"><text:span text:style-name="T2">Filtres</text:span></text:span><text:span text:style-name="Police_20_par_20_défaut"><text:span text:style-name="T1"> : Par statut (en cours, terminé), ou par étudiant.</text:span></text:span></text:p>
        </text:list-item>
      </text:list>
      <text:h text:style-name="P3" text:outline-level="3"><text:span text:style-name="Police_20_par_20_défaut"><text:span text:style-name="T4">7</text:span></text:span><text:span text:style-name="Police_20_par_20_défaut"><text:span text:style-name="T3">. Page de Profil</text:span></text:span></text:h>
      <text:list text:style-name="L19">
        <text:list-item>
          <text:p text:style-name="P34"><text:span text:style-name="Police_20_par_20_défaut"><text:span text:style-name="T2">Informations de l'utilisateur</text:span></text:span><text:span text:style-name="Police_20_par_20_défaut"><text:span text:style-name="T1"> : Nom, Email, Rôle (étudiant ou bibliothécaire).</text:span></text:span></text:p>
        </text:list-item>
        <text:list-item>
          <text:p text:style-name="P34"><text:span text:style-name="Police_20_par_20_défaut"><text:span text:style-name="T2">Bouton "Modifier le profil"</text:span></text:span><text:span text:style-name="Police_20_par_20_défaut"><text:span text:style-name="T1"> : Pour permettre à l'utilisateur de modifier ses informations.</text:span></text:span></text:p>
        </text:list-item>
      </text:list>
      <text:h text:style-name="P3" text:outline-level="3"><text:span text:style-name="Police_20_par_20_défaut"><text:span text:style-name="T4">8</text:span></text:span><text:span text:style-name="Police_20_par_20_défaut"><text:span text:style-name="T3">. Page d'Ajout d'Utilisateur (pour les bibliothécaires)</text:span></text:span></text:h>
      <text:list text:style-name="L20">
        <text:list-item>
          <text:p text:style-name="P35"><text:span text:style-name="Police_20_par_20_défaut"><text:span text:style-name="T2">Champs à remplir</text:span></text:span><text:span text:style-name="Police_20_par_20_défaut"><text:span text:style-name="T1"> :</text:span></text:span></text:p>
          <text:list>
            <text:list-item>
              <text:p text:style-name="P36"><text:soft-page-break/>Nom</text:p>
            </text:list-item>
            <text:list-item>
              <text:p text:style-name="P36">Email</text:p>
            </text:list-item>
            <text:list-item>
              <text:p text:style-name="P36">Numéro d'étudiant (ou employé pour bibliothécaire)</text:p>
            </text:list-item>
            <text:list-item>
              <text:p text:style-name="P36">Mot de passe</text:p>
            </text:list-item>
            <text:list-item>
              <text:p text:style-name="P36">Rôle (étudiant ou bibliothécaire)</text:p>
            </text:list-item>
          </text:list>
        </text:list-item>
        <text:list-item>
          <text:p text:style-name="P37">Bouton "Ajouter utilisateur"</text:p>
        </text:list-item>
      </text:list>
      <text:h text:style-name="P7" text:outline-level="4"><text:span text:style-name="Police_20_par_20_défaut"><text:span text:style-name="T2">Design :</text:span></text:span></text:h>
      <text:list text:style-name="L21">
        <text:list-item>
          <text:p text:style-name="P38">Garde une interface simple et moderne avec une palette de couleurs neutres (gris, bleu clair, blanc) pour un design sobre.</text:p>
        </text:list-item>
        <text:list-item>
          <text:p text:style-name="P38">Utilise des boutons et des cartes avec des ombres douces pour les éléments d'interaction.</text:p>
        </text:list-item>
      </text:list>
      <text:p text:style-name="P39"/>
      <text:p text:style-name="P39"/>
      <text:p text:style-name="Normal"/>
      <text:p text:style-name="P40">Voici comment tu pourrais organiser ton projet sur <text:span text:style-name="Strong_20_Emphasis">Figma</text:span> :</text:p>
      <text:h text:style-name="P22" text:outline-level="3">1. <text:span text:style-name="Strong_20_Emphasis">Organisation des écrans sur Figma</text:span></text:h>
      <text:h text:style-name="P41" text:outline-level="4">a. <text:span text:style-name="Strong_20_Emphasis">Page d'Accueil</text:span></text:h>
      <text:list text:style-name="L22">
        <text:list-item>
          <text:p text:style-name="P42"><text:span text:style-name="Strong_20_Emphasis">Éléments clés</text:span> :</text:p>
          <text:list>
            <text:list-item>
              <text:p text:style-name="P42">Barre de navigation en haut (liens vers les différentes pages : Livres, Emprunts, Contact, Administration, Connexion).</text:p>
            </text:list-item>
            <text:list-item>
              <text:p text:style-name="P42">Section Hero avec un texte de bienvenue et un bouton <text:span text:style-name="Strong_20_Emphasis">"Explorer les livres"</text:span>.</text:p>
            </text:list-item>
            <text:list-item>
              <text:p text:style-name="P42">Section des fonctionnalités avec des cartes cliquables menant aux pages "Livres", "Emprunts", "Contact".</text:p>
            </text:list-item>
          </text:list>
        </text:list-item>
        <text:list-item>
          <text:p text:style-name="P42"><text:span text:style-name="Strong_20_Emphasis">Interactions</text:span> :</text:p>
          <text:list>
            <text:list-item>
              <text:p text:style-name="P42">Le clic sur les éléments de la barre de navigation redirige vers les pages correspondantes.</text:p>
            </text:list-item>
            <text:list-item>
              <text:p text:style-name="P43">Le bouton "Explorer les livres" mène à la page des <text:span text:style-name="Strong_20_Emphasis">livres</text:span>.</text:p>
            </text:list-item>
          </text:list>
        </text:list-item>
      </text:list>
      <text:h text:style-name="P41" text:outline-level="4" text:is-list-header="true">b. <text:span text:style-name="Strong_20_Emphasis">Page des Livres</text:span></text:h>
      <text:list text:style-name="L23">
        <text:list-item>
          <text:p text:style-name="P44"><text:span text:style-name="Strong_20_Emphasis">Éléments clés</text:span> :</text:p>
          <text:list>
            <text:list-item>
              <text:p text:style-name="P44">Barre de recherche en haut, table avec les livres disponibles (colonnes : Titre, Auteur, ISBN, Disponibilité).</text:p>
            </text:list-item>
            <text:list-item>
              <text:p text:style-name="P44">Bouton <text:span text:style-name="Strong_20_Emphasis">"Ajouter un livre"</text:span> (visible pour les bibliothécaires).</text:p>
            </text:list-item>
            <text:list-item>
              <text:p text:style-name="P44"><text:span text:style-name="Strong_20_Emphasis">Liens interactifs</text:span> sur chaque ligne de livre permettant d'accéder aux détails du livre (page <text:span text:style-name="Strong_20_Emphasis">Détails d'un livre</text:span>).</text:p>
            </text:list-item>
          </text:list>
        </text:list-item>
        <text:list-item>
          <text:p text:style-name="P44"><text:span text:style-name="Strong_20_Emphasis">Interactions</text:span> :</text:p>
          <text:list>
            <text:list-item>
              <text:p text:style-name="P44">Le clic sur un livre ouvre la page <text:span text:style-name="Strong_20_Emphasis">Détails du livre</text:span>.</text:p>
            </text:list-item>
            <text:list-item>
              <text:p text:style-name="P45">Le bouton "Ajouter un livre" ouvre un formulaire modal pour ajouter un nouveau livre.</text:p>
            </text:list-item>
          </text:list>
        </text:list-item>
      </text:list>
      <text:h text:style-name="P41" text:outline-level="4" text:is-list-header="true">c. <text:span text:style-name="Strong_20_Emphasis">Page des Détails d'un Livre</text:span></text:h>
      <text:list text:style-name="L24">
        <text:list-item>
          <text:p text:style-name="P46"><text:span text:style-name="Strong_20_Emphasis">Éléments clés</text:span> :</text:p>
          <text:list>
            <text:list-item>
              <text:p text:style-name="P46">Informations détaillées sur le livre : titre, auteur, ISBN, exemplaires disponibles.</text:p>
            </text:list-item>
            <text:list-item>
              <text:p text:style-name="P46">Bouton <text:span text:style-name="Strong_20_Emphasis">"Emprunter"</text:span> pour les étudiants, bouton <text:span text:style-name="Strong_20_Emphasis">"Modifier"</text:span> pour les bibliothécaires.</text:p>
            </text:list-item>
          </text:list>
        </text:list-item>
        <text:list-item>
          <text:p text:style-name="P46"><text:span text:style-name="Strong_20_Emphasis">Interactions</text:span> :</text:p>
          <text:list>
            <text:list-item>
              <text:p text:style-name="P46">Le bouton "Emprunter" met à jour le statut du livre.</text:p>
            </text:list-item>
            <text:list-item>
              <text:p text:style-name="P47"><text:soft-page-break/>Le bouton "Modifier" permet d'éditer les informations du livre (pour les bibliothécaires).</text:p>
            </text:list-item>
          </text:list>
        </text:list-item>
      </text:list>
      <text:h text:style-name="P41" text:outline-level="4" text:is-list-header="true">d. <text:span text:style-name="Strong_20_Emphasis">Page des Emprunts</text:span></text:h>
      <text:list text:style-name="L25">
        <text:list-item>
          <text:p text:style-name="P48"><text:span text:style-name="Strong_20_Emphasis">Éléments clés</text:span> :</text:p>
          <text:list>
            <text:list-item>
              <text:p text:style-name="P48">Liste des emprunts en cours (colonnes : Titre, Étudiant, Date d'emprunt, Date de retour).</text:p>
            </text:list-item>
            <text:list-item>
              <text:p text:style-name="P48">Bouton <text:span text:style-name="Strong_20_Emphasis">"Terminer"</text:span> pour mettre fin à un emprunt.</text:p>
            </text:list-item>
          </text:list>
        </text:list-item>
        <text:list-item>
          <text:p text:style-name="P48"><text:span text:style-name="Strong_20_Emphasis">Interactions</text:span> :</text:p>
          <text:list>
            <text:list-item>
              <text:p text:style-name="P49">Clic sur le bouton "Terminer" marque l'emprunt comme terminé.</text:p>
            </text:list-item>
          </text:list>
        </text:list-item>
      </text:list>
      <text:h text:style-name="P41" text:outline-level="4" text:is-list-header="true">e. <text:span text:style-name="Strong_20_Emphasis">Page d'Administration</text:span></text:h>
      <text:list text:style-name="L26">
        <text:list-item>
          <text:p text:style-name="P50"><text:span text:style-name="Strong_20_Emphasis">Éléments clés</text:span> :</text:p>
          <text:list>
            <text:list-item>
              <text:p text:style-name="P50">Cartes pour chaque section : Gestion des livres, Gestion des utilisateurs, Emprunts, Statistiques.</text:p>
            </text:list-item>
            <text:list-item>
              <text:p text:style-name="P50">Bouton <text:span text:style-name="Strong_20_Emphasis">"Accéder"</text:span> sur chaque carte menant aux pages respectives.</text:p>
            </text:list-item>
          </text:list>
        </text:list-item>
        <text:list-item>
          <text:p text:style-name="P50"><text:span text:style-name="Strong_20_Emphasis">Interactions</text:span> :</text:p>
          <text:list>
            <text:list-item>
              <text:p text:style-name="P51">Clic sur chaque carte pour accéder aux sections correspondantes.</text:p>
            </text:list-item>
          </text:list>
        </text:list-item>
      </text:list>
      <text:h text:style-name="P41" text:outline-level="4" text:is-list-header="true">f. <text:span text:style-name="Strong_20_Emphasis">Page de Statistiques</text:span></text:h>
      <text:list text:style-name="L27">
        <text:list-item>
          <text:p text:style-name="P52"><text:span text:style-name="Strong_20_Emphasis">Éléments clés</text:span> :</text:p>
          <text:list>
            <text:list-item>
              <text:p text:style-name="P52">Graphiques ou tableaux montrant les statistiques des emprunts et des livres.</text:p>
            </text:list-item>
          </text:list>
        </text:list-item>
        <text:list-item>
          <text:p text:style-name="P52"><text:span text:style-name="Strong_20_Emphasis">Interactions</text:span> :</text:p>
          <text:list>
            <text:list-item>
              <text:p text:style-name="P53">Accéder depuis la page d'administration.</text:p>
            </text:list-item>
          </text:list>
        </text:list-item>
      </text:list>
      <text:h text:style-name="P22" text:outline-level="3" text:is-list-header="true">2. <text:span text:style-name="Strong_20_Emphasis">Interactions et prototypes sur Figma</text:span></text:h>
      <text:p text:style-name="Text_20_body">Sur <text:span text:style-name="Strong_20_Emphasis">Figma</text:span>, voici les actions à effectuer pour ajouter des <text:span text:style-name="Strong_20_Emphasis">interactions</text:span> :</text:p>
      <text:list text:style-name="L28">
        <text:list-item>
          <text:p text:style-name="P54"><text:span text:style-name="Strong_20_Emphasis">Créer des liens entre les pages</text:span> :</text:p>
          <text:list>
            <text:list-item>
              <text:p text:style-name="P55">Utilise l'outil de <text:span text:style-name="Strong_20_Emphasis">prototype</text:span> dans Figma pour lier les boutons et les éléments interactifs (comme les liens de navigation, les boutons, etc.) aux autres pages.</text:p>
            </text:list-item>
          </text:list>
        </text:list-item>
        <text:list-item>
          <text:p text:style-name="P54"><text:span text:style-name="Strong_20_Emphasis">Transitions</text:span> :</text:p>
          <text:list>
            <text:list-item>
              <text:p text:style-name="P55">Assure-toi que les transitions entre les pages sont fluides. Tu peux utiliser des transitions simples comme "Slide In" ou "Fade" pour rendre la navigation plus naturelle.</text:p>
            </text:list-item>
          </text:list>
        </text:list-item>
        <text:list-item>
          <text:p text:style-name="P54"><text:span text:style-name="Strong_20_Emphasis">Modals (fenêtres modales)</text:span> :</text:p>
          <text:list>
            <text:list-item>
              <text:p text:style-name="P54"><text:soft-page-break/>Pour des actions comme "Ajouter un livre" ou "Modifier un emprunt", tu peux créer des fenêtres modales qui apparaissent au clic, en simulant l'interaction de <text:span text:style-name="Strong_20_Emphasis">pop-up</text:span> dans Figma.</text:p>
            </text:list-item>
          </text:list>
        </text:list-item>
      </text:list>
      <text:h text:style-name="P22" text:outline-level="3" text:is-list-header="true">3. <text:span text:style-name="Strong_20_Emphasis">Conception des interactions avancées</text:span></text:h>
      <text:list text:style-name="L29">
        <text:list-item>
          <text:p text:style-name="P56"><text:span text:style-name="Strong_20_Emphasis">Changement d'état</text:span> : Si tu veux simuler des changements d'état (par exemple, après un emprunt réussi), tu peux créer des <text:span text:style-name="Strong_20_Emphasis">composants</text:span> et utiliser différentes variantes pour simuler des états avant/après interaction.</text:p>
        </text:list-item>
        <text:list-item>
          <text:p text:style-name="P57"><text:span text:style-name="Strong_20_Emphasis">Feedback visuel</text:span> : Pour simuler l'interaction (par exemple, lors du clic sur "Terminer un emprunt"), tu peux créer une nouvelle page où l'état du livre est mis à jour et lier ces pages entre elles.</text:p>
        </text:list-item>
      </text:list>
      <text:h text:style-name="P22" text:outline-level="3" text:is-list-header="true">4. <text:span text:style-name="Strong_20_Emphasis">Partage et collaboration sur Figma</text:span></text:h>
      <text:list text:style-name="L30">
        <text:list-item>
          <text:p text:style-name="P58">Une fois ta maquette prête, tu peux utiliser la fonctionnalité de <text:span text:style-name="Strong_20_Emphasis">partage</text:span> de Figma pour collaborer avec d'autres personnes et obtenir des retours en temps réel.</text:p>
        </text:list-item>
      </text:list>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hyphenation-keep="auto" loext:hyphenation-keep-type="column" fo:keep-with-next="always"/>
      <style:text-properties fo:color="#0a2f40" loext:opacity="100%" style:font-name="Aptos Display" fo:font-family="'Aptos Display'"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Titre_20_3_20_Car" style:display-name="Titre 3 Car" style:family="text" style:parent-style-name="Police_20_par_20_défaut">
      <style:text-properties fo:color="#0a2f40" loext:opacity="100%" style:font-name="Aptos Display" fo:font-family="'Aptos Display'"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parent-style-name="Police_20_par_20_défaut">
      <style:text-properties fo:color="#0f4761" loext:opacity="100%" style:font-name="Aptos Display" fo:font-family="'Aptos Display'"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
    <dc:description/>
    <dc:subject/>
    <meta:initial-creator>Youssef Kossama</meta:initial-creator>
    <meta:creation-date>2024-10-14T11:49:00Z</meta:creation-date>
    <dc:date>2024-10-21T05:32:11.725000000</dc:date>
    <meta:editing-cycles>3</meta:editing-cycles>
    <meta:editing-duration>PT2M17S</meta:editing-duration>
    <meta:document-statistic meta:table-count="0" meta:image-count="0" meta:object-count="0" meta:page-count="11" meta:paragraph-count="178" meta:word-count="2090" meta:character-count="12958" meta:non-whitespace-character-count="11183"/>
    <meta:template xlink:type="simple" xlink:actuate="onRequest" xlink:title="" xlink:href="../../../Downloads/Document%201.odt/Normal.dotm"/>
  </office:meta>
</office:document-meta>
</file>